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E818E06D8406ED58.png" manifest:media-type="image/png"/>
  <manifest:file-entry manifest:full-path="Pictures/10000000000000080000000807FF306A468233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AuthN">
      <style:graphic-properties draw:textarea-horizontal-align="justify" draw:textarea-vertical-align="middle" draw:auto-grow-height="false" fo:min-height="4.064cm" fo:min-width="8.636cm"/>
    </style:style>
    <style:style style:name="gr2" style:family="graphic" style:parent-style-name="AuthN_20_2">
      <style:graphic-properties draw:textarea-horizontal-align="justify" draw:textarea-vertical-align="middle" draw:auto-grow-height="false" fo:min-height="2.132cm" fo:min-width="6.604cm"/>
    </style:style>
    <style:style style:name="gr3" style:family="graphic" style:parent-style-name="standard">
      <style:graphic-properties draw:stroke="dash" draw:stroke-dash="Fine_20_Dashed" svg:stroke-width="0.051cm" svg:stroke-color="#3465a4" draw:marker-start-width="0.356cm" draw:marker-end-width="0.356cm" draw:fill="hatch" draw:fill-color="#ffffff" draw:fill-hatch-name="Hatching_20_7" draw:fill-hatch-solid="true" draw:textarea-horizontal-align="justify" draw:textarea-vertical-align="middle" draw:auto-grow-height="false" fo:min-height="6.302cm" fo:min-width="8.824cm" fo:padding-top="0.151cm" fo:padding-bottom="0.151cm" fo:padding-left="0.276cm" fo:padding-right="0.276cm"/>
    </style:style>
    <style:style style:name="gr4" style:family="graphic" style:parent-style-name="AuthN">
      <style:graphic-properties draw:fill-hatch-solid="true" draw:fill-image-name="Bitmap_20_1" draw:textarea-horizontal-align="justify" draw:textarea-vertical-align="middle" draw:auto-grow-height="false" fo:min-height="1.27cm" fo:min-width="8.741cm"/>
    </style:style>
    <style:style style:name="gr5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AuthN_20__28_small_29_">
      <style:graphic-properties draw:fill-hatch-solid="true" draw:fill-image-name="Bitmap_20_2" draw:textarea-horizontal-align="justify" draw:textarea-vertical-align="middle" draw:auto-grow-height="false" fo:min-height="0.122cm" fo:min-width="1.588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AuthN_20__28_small_29_">
      <style:graphic-properties draw:fill-hatch-solid="true" draw:fill-image-name="Bitmap_20_2" draw:textarea-horizontal-align="justify" draw:textarea-vertical-align="middle" draw:auto-grow-height="false" fo:min-height="0.372cm" fo:min-width="2.088cm"/>
    </style:style>
    <style:style style:name="gr9" style:family="graphic" style:parent-style-name="AuthN">
      <style:graphic-properties draw:textarea-horizontal-align="justify" draw:textarea-vertical-align="middle" draw:auto-grow-height="false" fo:min-height="1.27cm" fo:min-width="6.331cm"/>
    </style:style>
    <style:style style:name="gr10" style:family="graphic" style:parent-style-name="AuthN">
      <style:graphic-properties draw:textarea-horizontal-align="justify" draw:textarea-vertical-align="middle" draw:auto-grow-height="false" fo:min-height="1.27cm" fo:min-width="9.398cm"/>
    </style:style>
    <style:style style:name="gr11" style:family="graphic" style:parent-style-name="standard">
      <style:graphic-properties draw:stroke="dash" draw:stroke-dash="Fine_20_Dashed" svg:stroke-width="0.051cm" svg:stroke-color="#000000" draw:marker-start-width="0.356cm" draw:marker-end-width="0.356cm" draw:fill="none" draw:fill-color="#ffffff" draw:fill-hatch-solid="true" draw:textarea-horizontal-align="justify" draw:textarea-vertical-align="middle" draw:auto-grow-height="false" fo:min-height="4.242cm" fo:min-width="11.259cm" fo:padding-top="0.151cm" fo:padding-bottom="0.151cm" fo:padding-left="0.276cm" fo:padding-right="0.276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.385cm" fo:min-width="0.135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AuthN">
      <style:graphic-properties draw:textarea-horizontal-align="justify" draw:textarea-vertical-align="middle" draw:auto-grow-height="false" fo:min-height="2.865cm" fo:min-width="8.199cm"/>
    </style:style>
    <style:style style:name="gr16" style:family="graphic" style:parent-style-name="standard">
      <style:graphic-properties draw:stroke="none" draw:fill="none" fo:min-height="1.459cm"/>
    </style:style>
    <style:style style:name="gr17" style:family="graphic" style:parent-style-name="AuthN_20_2">
      <style:graphic-properties svg:stroke-width="0.051cm" draw:marker-start-width="0.355cm" draw:marker-end-width="0.355cm" draw:textarea-horizontal-align="justify" draw:textarea-vertical-align="middle" draw:auto-grow-height="false" fo:min-height="0.839cm" fo:min-width="3.836cm" fo:padding-top="0.025cm" fo:padding-bottom="0.025cm" fo:padding-left="0.025cm" fo:padding-right="0.025cm"/>
    </style:style>
    <style:style style:name="gr18" style:family="graphic" style:parent-style-name="AuthN_20_2">
      <style:graphic-properties svg:stroke-width="0.051cm" draw:marker-start-width="0.355cm" draw:marker-end-width="0.355cm" draw:textarea-horizontal-align="justify" draw:textarea-vertical-align="middle" draw:auto-grow-height="false" fo:min-height="0.839cm" fo:min-width="3.845cm" fo:padding-top="0.025cm" fo:padding-bottom="0.025cm" fo:padding-left="0.025cm" fo:padding-right="0.025cm"/>
    </style:style>
    <style:style style:name="gr19" style:family="graphic" style:parent-style-name="AuthN_20_2">
      <style:graphic-properties svg:stroke-width="0.051cm" draw:marker-start-width="0.355cm" draw:marker-end-width="0.355cm" draw:textarea-horizontal-align="justify" draw:textarea-vertical-align="middle" draw:auto-grow-height="false" fo:min-height="0.839cm" fo:min-width="3.583cm" fo:padding-top="0.025cm" fo:padding-bottom="0.025cm" fo:padding-left="0.025cm" fo:padding-right="0.0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59cm"/>
    </style:style>
    <style:style style:name="gr21" style:family="graphic" style:parent-style-name="standard">
      <style:graphic-properties svg:stroke-color="#000000" draw:marker-start="" draw:marker-end="Arrow" draw:marker-end-width="0.305cm" draw:textarea-vertical-align="middle" draw:shadow-offset-x="0.203cm" draw:shadow-offset-y="0.203cm"/>
    </style:style>
    <style:style style:name="gr22" style:family="graphic" style:parent-style-name="standard">
      <style:graphic-properties svg:stroke-color="#000000" draw:marker-end="Arrow" draw:marker-end-width="0.305cm" draw:textarea-vertical-align="middle"/>
    </style:style>
    <style:style style:name="P1" style:family="paragraph">
      <style:paragraph-properties fo:text-align="center"/>
      <style:text-properties style:font-name="Liberation Sans1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Liberation Sans1" style:font-weight-asian="bold" style:font-weight-complex="bold"/>
    </style:style>
    <style:style style:name="P4" style:family="paragraph">
      <loext:graphic-properties draw:fill="hatch" draw:fill-color="#ffffff" draw:fill-hatch-name="Hatching_20_7" draw:fill-hatch-solid="true"/>
      <style:paragraph-properties fo:text-align="center"/>
      <style:text-properties style:font-name="Liberation Sans1"/>
    </style:style>
    <style:style style:name="P5" style:family="paragraph">
      <loext:graphic-properties draw:fill-hatch-solid="true" draw:fill-image-name="Bitmap_20_1"/>
      <style:paragraph-properties fo:text-align="center"/>
      <style:text-properties style:font-name="Liberation Sans1" style:font-weight-asian="bold" style:font-weight-complex="bold"/>
    </style:style>
    <style:style style:name="P6" style:family="paragraph">
      <loext:graphic-properties draw:fill="none"/>
      <style:paragraph-properties fo:text-align="center"/>
      <style:text-properties style:font-name="Liberation Sans1"/>
    </style:style>
    <style:style style:name="P7" style:family="paragraph">
      <loext:graphic-properties draw:fill-hatch-solid="true" draw:fill-image-name="Bitmap_20_2"/>
      <style:paragraph-properties fo:text-align="center"/>
      <style:text-properties style:font-name="Liberation Sans1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style:font-name="Liberation Sans1" fo:font-weight="bold" style:font-weight-asian="bold" style:font-weight-complex="bold"/>
    </style:style>
    <style:style style:name="P9" style:family="paragraph">
      <style:paragraph-properties fo:text-align="center"/>
      <style:text-properties style:font-name="Liberation Sans1" fo:font-weight="bold" style:font-weight-asian="bold" style:font-weight-complex="bold"/>
    </style:style>
    <style:style style:name="P10" style:family="paragraph">
      <loext:graphic-properties draw:fill="none" draw:fill-color="#ffffff" draw:fill-hatch-solid="true"/>
      <style:paragraph-properties fo:text-align="center"/>
      <style:text-properties style:font-name="Liberation Sans1"/>
    </style:style>
    <style:style style:name="P11" style:family="paragraph">
      <loext:graphic-properties draw:fill="solid" draw:fill-color="#000000"/>
      <style:paragraph-properties fo:text-align="center"/>
      <style:text-properties style:font-name="Liberation Sans1"/>
    </style:style>
    <style:style style:name="P12" style:family="paragraph">
      <loext:graphic-properties draw:fill="none" draw:fill-color="#ffffff"/>
      <style:text-properties style:font-name="Liberation Sans1" fo:font-weight="bold" style:font-weight-asian="bold" style:font-weight-complex="bold"/>
    </style:style>
    <style:style style:name="T1" style:family="text">
      <style:text-properties style:font-name="Liberation Sans1" fo:font-weight="bold" style:font-weight-asian="bold" style:font-weight-complex="bold"/>
    </style:style>
    <style:style style:name="T2" style:family="text">
      <style:text-properties style:font-name="Liberation Sans1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3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636cm" svg:height="4.064cm" svg:x="13.7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04cm" svg:height="2.132cm" svg:x="14.716cm" svg:y="7.358cm">
          <text:p text:style-name="P2"><text:span text:style-name="T1">Provider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9.376cm" svg:height="6.604cm" svg:x="15.86cm" svg:y="12.8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.741cm" svg:height="1.27cm" svg:x="16.241cm" svg:y="15.522cm">
          <text:p text:style-name="P2"><text:span text:style-name="T2">JwtAuthenticationProvider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20.527cm" svg:y1="14.353cm" svg:x2="20.527cm" svg:y2="15.496cm" svg:d="M20527 14353v1143" svg:viewBox="0 0 1 1144">
          <text:p/>
        </draw:connector>
        <draw:connector draw:style-name="gr5" draw:text-style-name="P6" draw:layer="layout" draw:type="line" svg:x1="20.527cm" svg:y1="16.954cm" svg:x2="20.527cm" svg:y2="18.097cm" svg:d="M20527 16954v1143" svg:viewBox="0 0 1 1144">
          <text:p/>
        </draw:connector>
        <draw:custom-shape draw:style-name="gr6" draw:text-style-name="P7" draw:layer="layout" svg:width="2.088cm" svg:height="0.372cm" svg:x="19.514cm" svg:y="13.27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088cm" svg:height="0.372cm" svg:x="19.514cm" svg:y="13.829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5.258cm" svg:height="1.673cm" svg:x="17.881cm" svg:y="10.951cm">
          <draw:text-box>
            <text:p text:style-name="P2"><text:span text:style-name="T1">Authentication</text:span><text:span text:style-name="T1"><text:line-break/></text:span><text:span text:style-name="T1">Providers</text:span></text:p>
          </draw:text-box>
        </draw:frame>
        <draw:custom-shape draw:style-name="gr8" draw:text-style-name="P7" draw:layer="layout" svg:width="2.088cm" svg:height="0.372cm" svg:x="19.514cm" svg:y="18.1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088cm" svg:height="0.372cm" svg:x="19.514cm" svg:y="18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331cm" svg:height="1.27cm" svg:x="4.175cm" svg:y="14.429cm">
          <text:p text:style-name="P2"><text:span text:style-name="T1">JwtDecode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9.398cm" svg:height="1.27cm" svg:x="4.175cm" svg:y="16.232cm">
          <text:p text:style-name="P2"><text:span text:style-name="T1">JwtAuthentication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xml:id="id3" draw:id="id3" draw:layer="layout" svg:width="11.811cm" svg:height="4.544cm" svg:x="2.397cm" svg:y="13.8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635cm" svg:height="0.635cm" svg:x="2.988cm" svg:y="14.808cm">
          <text:p text:style-name="P2"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0.635cm" svg:height="0.635cm" svg:x="2.988cm" svg:y="16.608cm">
          <text:p text:style-name="P2"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6" draw:layer="layout" svg:x1="2.27cm" svg:y1="5.81cm" svg:x2="13.7cm" svg:y2="5.81cm">
          <text:p/>
        </draw:line>
        <draw:line draw:style-name="gr14" draw:text-style-name="P6" draw:layer="layout" svg:x1="13.7cm" svg:y1="9.89cm" svg:x2="2.27cm" svg:y2="9.89cm">
          <text:p/>
        </draw:line>
        <draw:custom-shape draw:style-name="gr13" draw:text-style-name="P11" draw:layer="layout" svg:width="0.635cm" svg:height="0.635cm" svg:x="25.95cm" svg:y="11.288cm">
          <text:p text:style-name="P2"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8.509cm" svg:height="3.175cm" svg:x="4.017cm" svg:y="4.0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6" draw:layer="layout" svg:width="7.112cm" svg:height="1.709cm" svg:x="4.781cm" svg:y="4.098cm">
          <draw:text-box>
            <text:p text:style-name="P2"><text:span text:style-name="T2">BearerToken</text:span><text:span text:style-name="T2"><text:line-break/></text:span><text:span text:style-name="T2">AuthenticationToken</text:span></text:p>
          </draw:text-box>
        </draw:frame>
        <draw:custom-shape draw:style-name="gr17" draw:text-style-name="P3" draw:layer="layout" svg:width="3.886cm" svg:height="0.889cm" svg:x="6.253cm" svg:y="6.094cm">
          <text:p text:style-name="P2"><text:span text:style-name="T1">Token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635cm" svg:height="0.635cm" svg:x="2.95cm" svg:y="4.688cm">
          <text:p text:style-name="P2"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8.509cm" svg:height="3.175cm" svg:x="4.016cm" svg:y="8.2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6" draw:layer="layout" svg:width="7.112cm" svg:height="1.709cm" svg:x="4.68cm" svg:y="8.3cm">
          <draw:text-box>
            <text:p text:style-name="P2"><text:span text:style-name="T2">Jwt</text:span><text:span text:style-name="T2"><text:line-break/></text:span><text:span text:style-name="T2">AuthenticationToken</text:span></text:p>
          </draw:text-box>
        </draw:frame>
        <draw:custom-shape draw:style-name="gr18" draw:text-style-name="P3" draw:layer="layout" svg:width="3.895cm" svg:height="0.889cm" svg:x="4.344cm" svg:y="10.296cm">
          <text:p text:style-name="P2"><text:span text:style-name="T1">Jwt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633cm" svg:height="0.889cm" svg:x="8.543cm" svg:y="10.296cm">
          <text:p text:style-name="P2"><text:span text:style-name="T1">Authoriti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635cm" svg:height="0.635cm" svg:x="2.988cm" svg:y="8.788cm">
          <text:p text:style-name="P2"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2" draw:layer="layout" svg:width="7.559cm" svg:height="0.962cm" svg:x="14.162cm" svg:y="6.207cm">
          <draw:text-box>
            <text:p><text:span text:style-name="T1">AuthenticationManager</text:span></text:p>
          </draw:text-box>
        </draw:frame>
        <draw:connector draw:style-name="gr21" draw:text-style-name="P2" draw:layer="layout" draw:line-skew="1.168cm" svg:x1="22.336cm" svg:y1="7.858cm" svg:x2="25.236cm" svg:y2="16.158cm" draw:start-shape="id1" draw:start-glue-point="1" draw:end-shape="id2" draw:end-glue-point="1" svg:d="M22336 7858h4594v8300h-1694" svg:viewBox="0 0 4595 8301">
          <text:p/>
        </draw:connector>
        <draw:connector draw:style-name="gr22" draw:text-style-name="P2" draw:layer="layout" svg:x1="15.86cm" svg:y1="16.158cm" svg:x2="14.208cm" svg:y2="16.165cm" draw:start-shape="id2" draw:start-glue-point="3" draw:end-shape="id3" draw:end-glue-point="1" svg:d="M15860 16158h-826v7h-826" svg:viewBox="0 0 1653 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hatch draw:name="Hatching_20_7" draw:display-name="Hatching 7" draw:style="single" draw:color="#85c0f9" draw:distance="0.508cm" draw:rotation="450"/>
    <draw:fill-image draw:name="Bitmap_20_1" draw:display-name="Bitmap 1" xlink:href="Pictures/10000000000000080000000807FF306A4682338B.png" xlink:type="simple" xlink:show="embed" xlink:actuate="onLoad"/>
    <draw:fill-image draw:name="Bitmap_20_2" draw:display-name="Bitmap 2" xlink:href="Pictures/100000000000000800000008E818E06D8406ED58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  <style:text-properties style:font-name="Liberation Serif" fo:font-family="'Liberation Serif'" style:font-style-name="Bold" style:font-family-generic="roman" style:font-pitch="variabl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_20_A" style:display-name="Misc A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AuthN_20__28_small_29_" style:display-name="AuthN (small)" style:family="graphic" style:parent-style-name="AuthN">
      <style:graphic-properties draw:shadow="hidden"/>
    </style:style>
    <style:style style:name="AuthZ_20__28_small_29_" style:display-name="AuthZ (small)" style:family="graphic" style:parent-style-name="AuthZ">
      <style:graphic-properties draw:shadow="hidden"/>
    </style:style>
    <style:style style:name="Misc_20_A_20__28_small_29_" style:display-name="Misc A (small)" style:family="graphic" style:parent-style-name="Misc_20_A">
      <style:graphic-properties draw:shadow="hidden"/>
    </style:style>
    <style:style style:name="Misc_20_B_20__28_small_29_" style:display-name="Misc B (small)" style:family="graphic" style:parent-style-name="Misc_20_B">
      <style:graphic-properties draw:shadow="hidden"/>
    </style:style>
    <style:style style:name="Misc_20_C_20__28_small_29_" style:display-name="Misc C (small)" style:family="graphic" style:parent-style-name="Misc_20_C">
      <style:graphic-properties draw:shadow="hidden"/>
    </style:style>
    <style:style style:name="Web_20_API_20__28_small_29_" style:display-name="Web API (small)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1T19:40:16.224559011</meta:creation-date>
    <meta:editing-duration>PT1H4M55S</meta:editing-duration>
    <meta:editing-cycles>11</meta:editing-cycles>
    <meta:generator>LibreOffice/6.0.7.3$Linux_X86_64 LibreOffice_project/00m0$Build-3</meta:generator>
    <dc:date>2020-03-23T16:37:37.744915845</dc:date>
    <meta:document-statistic meta:object-count="31"/>
    <meta:template xlink:type="simple" xlink:actuate="onRequest" xlink:title="palette" xlink:href="../../../../../../../../../../../../../Templates/Spring/palette.otg" meta:date="2020-03-01T19:40:15.961866967"/>
  </office:meta>
</office:document-meta>
</file>